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000000" loext:opacity="100%" style:font-name="Consolas" fo:font-size="10pt" style:font-size-asian="10pt"/>
    </style:style>
    <style:style style:name="T2" style:family="text">
      <style:text-properties fo:color="#ff0000" loext:opacity="100%" style:font-name="Consolas" fo:font-size="10pt" style:font-size-asian="10pt"/>
    </style:style>
    <style:style style:name="T3" style:family="text">
      <style:text-properties fo:color="#0000ff" loext:opacity="100%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A partir del documento sucursales.xml, escribe usando Xquery y FLWOR las consultas oportunas</text:p>
      <text:p text:style-name="Standard">para obtener la siguiente información:</text:p>
      <text:p text:style-name="Standard"/>
      <text:p text:style-name="Standard">1. Los datos de las cuentas de tipo AHORRO.</text:p>
      <text:p text:style-name="Standard"><text:span text:style-name="T1">/sucursales/sucursal/cuenta[@tipo="AHORRO"]<text:line-break/></text:span></text:p>
      <text:p text:style-name="Standard">2. De cada sucursal la concatenación de su código y el nº de cuentas de ahorro que tiene.</text:p>
      <text:p text:style-name="Standard"><text:span text:style-name="T1">for $x in doc("sucursales.xml")/sucursales/sucursal<text:line-break/>return concat(data($x/@codigo), " - ", data(count($x/cuenta[@tipo="AHORRO"])))<text:line-break/></text:span></text:p>
      <text:p text:style-name="Standard">3. Las cuentas de tipo PENSIONES de la sucursal de código SUC3.</text:p>
      <text:p text:style-name="Standard"><text:span text:style-name="T1">/sucursales/sucursal[@codigo="SUC3"]/cuenta[@tipo="PENSIONES"]<text:line-break/></text:span></text:p>
      <text:p text:style-name="Standard">4. De cada sucursal la concatenación de los datos código de sucursal, director y total saldo haber.</text:p>
      <text:p text:style-name="Standard"><text:span text:style-name="T1">for $x in doc("sucursales.xml")/sucursales/sucursal<text:line-break/><text:tab/>return concat(data($x/@codigo), " - ", $x/director, " - ", data(sum($x/cuenta/saldohaber)))<text:line-break/></text:span></text:p>
      <text:p text:style-name="Standard">5. Todos los elementos de las sucursales con más de 3 cuentas.</text:p>
      <text:p text:style-name="Standard"><text:span text:style-name="T1">for $x in doc("sucursales.xml")/sucursales/sucursal<text:line-break/>let $a := count($x/cuenta)<text:line-break/>where $a &gt; 3<text:line-break/>return $x<text:line-break/></text:span></text:p>
      <text:p text:style-name="Standard">6. Todos los elementos de las sucursales con más de 3 cuentas del tipo AHORRO.</text:p>
      <text:p text:style-name="Standard"><text:span text:style-name="T1">for $x in doc("sucursales.xml")/sucursales/sucursal<text:line-break/>let $a := count($x/cuenta[@tipo="AHORRO"])<text:line-break/>where $a &gt; 3<text:line-break/>return $x<text:line-break/></text:span></text:p>
      <text:p text:style-name="Standard">7. Los nodos del director y la población de las sucursales de con más de 3 cuentas.</text:p>
      <text:p text:style-name="Standard"><text:span text:style-name="T1">for $x in doc("sucursales.xml")/sucursales/sucursal<text:line-break/>let $a := count($x/cuenta)<text:line-break/>where $a &gt; 3<text:line-break/>return concat($x/director, " - ", $x/poblacion)<text:line-break/></text:span></text:p>
      <text:p text:style-name="Standard">8. El número de sucursales de Madrid.</text:p>
      <text:p text:style-name="Standard"/>
      <text:p text:style-name="Standard">9. De cada sucursal, su código y la suma de las aportaciones de las cuentas de tipo PENSIONES.</text:p>
      <text:p text:style-name="Standard"/>
      <text:p text:style-name="Standard">10. Los nodos número de cuenta, nombre de cuenta y el saldo haber de las cuentas con saldo haber</text:p>
      <text:p text:style-name="Standard">mayor de 10000.</text:p>
      <text:p text:style-name="Standard"/>
      <text:p text:style-name="Standard">11. De cada sucursal con más de 3 cuentas de tipo AHORRO, su código, y la suma del saldo debe</text:p>
      <text:p text:style-name="Standard">de esas cuent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8:44:37.143000000</meta:creation-date>
    <dc:date>2023-02-13T19:57:28.014000000</dc:date>
    <meta:editing-duration>PT1H12M48S</meta:editing-duration>
    <meta:editing-cycles>6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2" meta:word-count="260" meta:character-count="1741" meta:non-whitespace-character-count="1495"/>
  </office:meta>
</office:document-meta>
</file>